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" style:family="text">
      <style:text-properties fo:font-size="11.00pt" fo:font-weight="bold" fo:font-family="Calibri-Bold" style:font-family-asian="Calibri-Bold" style:font-family-complex="Calibri-Bold" fo:background-color="transparent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" style:family="text">
      <style:text-properties fo:font-size="11.00pt" fo:font-weight="normal" fo:font-family="SymbolMT" style:font-family-asian="SymbolMT" style:font-family-complex="SymbolMT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5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5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4dbb"/>
    </style:style>
    <style:style style:name="T5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4dbb"/>
    </style:style>
    <style:style style:name="T57" style:family="text">
      <style:text-properties fo:font-size="10.00pt" fo:font-weight="bold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4dbb"/>
    </style:style>
    <style:style style:name="T58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4dbb"/>
    </style:style>
    <style:style style:name="T59" style:family="text">
      <style:text-properties fo:font-size="10.00pt" fo:font-weight="bold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4dbb"/>
    </style:style>
    <style:style style:name="T60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4dbb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fo:color="#4f81bd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65" style:family="text">
      <style:text-properties fo:font-size="10.00pt" fo:font-weight="normal" fo:font-family="Consolas" style:font-family-asian="Consolas" style:font-family-complex="Consolas" fo:background-color="transparent" fo:color="#004dbb"/>
    </style:style>
    <style:style style:name="T66" style:family="text">
      <style:text-properties fo:font-size="10.00pt" fo:font-weight="normal" fo:font-family="Consolas" style:font-family-asian="Consolas" style:font-family-complex="Consolas" fo:background-color="transparent" fo:color="#004dbb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8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5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P1" style:family="paragraph">
      <style:paragraph-properties fo:line-height="100.00%" fo:text-align="justify"/>
    </style:style>
    <style:style style:name="P2" style:family="paragraph">
      <style:paragraph-properties fo:line-height="100.00%" fo:text-align="justify"/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00.00%" fo:text-align="justify"/>
    </style:style>
    <style:style style:name="P7" style:family="paragraph">
      <style:paragraph-properties fo:line-height="100.00%" fo:text-align="justify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justify"/>
    </style:style>
    <style:style style:name="P12" style:family="paragraph">
      <style:paragraph-properties fo:line-height="100.00%" fo:text-align="justify"/>
    </style:style>
  </office:automatic-styles>
  <office:body>
    <office:text>
      <text:p text:style-name="P1"><text:span text:style-name="T1">MovieFlix: películas by streaming</text:span></text:p>
      <text:p text:style-name="P1"><text:span text:style-name="T2"/></text:p>
      <text:p text:style-name="P1"><text:span text:style-name="T3">PLANTEAMIENTO</text:span></text:p>
      <text:p text:style-name="P1"><text:span text:style-name="T4"/></text:p>
      <text:p text:style-name="P1"><text:span text:style-name="T5">Una empresa quiere disponer de una plataforma para<text:s/></text:span><text:span text:style-name="T6">gestionar y administrar<text:s/></text:span><text:span text:style-name="T7">las películas a<text:line-break/>visionar vía streaming.</text:span></text:p>
      <text:p text:style-name="P1"><text:span text:style-name="T7">Para realizar el proyecto se utilizara la metodología SCRUM.</text:span></text:p>
      <text:p text:style-name="P1"><text:span text:style-name="T7">Los requisitos del proyecto son:</text:span></text:p>
      <text:p text:style-name="P1"><text:span text:style-name="T7"><text:tab/>a. Gestión de categorías<text:line-break/><text:tab/>b. Inclusión de nuevas películas<text:line-break/><text:tab/>c. Gestión de usuarios<text:line-break/><text:tab/>d. Asociación de tipo de abono (Básico, Extra, Premium) para el usuario<text:line-break/><text:tab/>e. Informes<text:line-break/><text:tab/><text:tab/>1. Listado de películas<text:line-break/><text:tab/><text:tab/>2. Listado de usuarios<text:line-break/><text:tab/><text:tab/>3. Listado de películas (filtrado por categoría)<text:line-break/><text:tab/><text:tab/>4. Las películas más vistas<text:line-break/><text:tab/><text:tab/>5. Dado un usuario, indicar las películas que puede verz<text:line-break/><text:tab/><text:tab/>6. Dado un usuario, indicar las películas NO vistas (de su catálogo)<text:line-break/><text:tab/><text:tab/>7. Las películas más valoradas</text:span></text:p>
      <text:p text:style-name="P1"><text:span text:style-name="T7"><text:tab/>Se ha de crear un fichero con 25 películas a introducir en la plataforma.<text:line-break/>En la plataforma existen 3 tipos de abono:</text:span></text:p>
      <text:p text:style-name="P1"><text:span text:style-name="T8"><text:tab/>Básico: sólo tiene acceso a un catálogo<text:line-break/><text:tab/>Extra: tiene acceso a tres catálogos<text:line-break/><text:tab/>Premium: acceso a todos los catálogos</text:span></text:p>
      <text:p text:style-name="P2"><text:span text:style-name="T8">Al inicio del proyecto existen 6 categorías: policíaca, romántica, aventuras,<text:s/></text:span><text:span text:style-name="T9">comedia, animación y thriller</text:span><text:span text:style-name="T10">.</text:span></text:p>
      <text:p text:style-name="P2"><text:span text:style-name="T10">Las películas se definen por su nombre, año de estreno y categoría.</text:span></text:p>
      <text:p text:style-name="P2"><text:span text:style-name="T10">Los usuarios son definidos por su nombre completo, la fecha de nacimiento, la ciudad de residencia y el paquete al que están abonados. Los usuarios realizan un pago mensual que les permite disfrutar según el tipo de abono de diferentes catálogos.</text:span></text:p>
      <text:p text:style-name="P2"><text:span text:style-name="T11"/></text:p>
      <text:p text:style-name="P3"><text:span text:style-name="T12">METODOLOGIA SCRUM</text:span></text:p>
      <text:p text:style-name="P3"><text:span text:style-name="T13"/></text:p>
      <text:p text:style-name="P4"><text:span text:style-name="T14">PRODUCT BACKLOG</text:span></text:p>
      <text:p text:style-name="P4"><text:span text:style-name="T15"/></text:p>
      <text:p text:style-name="P4"><text:span text:style-name="T16">Diseñamos un backlog<text:s text:c="2"/>según los requisitos del proyecto pero con tareas a nivel de usuario/admin. Dividimos en dos apartados: Usuarios y películas.</text:span></text:p>
      <text:p text:style-name="P4"><text:span text:style-name="T16"><text:tab/>USUARIOS</text:span></text:p>
      <text:p text:style-name="P4"><text:span text:style-name="T16"><text:tab/><text:tab/>+ Alta.</text:span></text:p>
      <text:p text:style-name="P4"><text:span text:style-name="T16"><text:tab/><text:tab/>+ Baja.</text:span></text:p>
      <text:p text:style-name="P4"><text:span text:style-name="T16"><text:tab/><text:tab/>+ Listar películas de usuario.</text:span></text:p>
      <text:p text:style-name="P4"><text:span text:style-name="T16"><text:tab/><text:tab/><text:tab/>- Películas no vistas por usuario.</text:span></text:p>
      <text:p text:style-name="P4"><text:span text:style-name="T16"><text:tab/><text:tab/>- Listar usuarios.</text:span></text:p>
      <text:p text:style-name="P5"><text:span text:style-name="T17"><text:tab/><text:tab/>. Modificar abono.</text:span></text:p>
      <text:p text:style-name="P5"><text:span text:style-name="T17"><text:tab/><text:tab/>. Comprobar estado de pago.</text:span></text:p>
      <text:p text:style-name="P5"><text:span text:style-name="T17"><text:tab/>PELICULAS</text:span></text:p>
      <text:p text:style-name="P5"><text:span text:style-name="T17"><text:tab/><text:tab/>+ Añadir película.</text:span></text:p>
      <text:p text:style-name="P5"><text:span text:style-name="T17"><text:tab/><text:tab/>+ Listar todas las películas.</text:span></text:p>
      <text:p text:style-name="P5"><text:span text:style-name="T17"><text:tab/><text:tab/><text:tab/>Filtrado:</text:span></text:p>
      <text:p text:style-name="P5"><text:span text:style-name="T17"><text:tab/><text:tab/><text:tab/><text:tab/>- Por opción.</text:span></text:p>
      <text:p text:style-name="P5"><text:span text:style-name="T17"><text:tab/><text:tab/><text:tab/><text:tab/>- Mas vistas.</text:span></text:p>
      <text:p text:style-name="P5"><text:span text:style-name="T17"><text:tab/><text:tab/><text:tab/><text:tab/>- Mas valoradas.</text:span></text:p>
      <text:p text:style-name="P6"><text:span text:style-name="T18"><text:tab/><text:tab/></text:span><text:span text:style-name="T19">- Listar categorías.</text:span></text:p>
      <text:p text:style-name="P7"><text:span text:style-name="T20"><text:tab/><text:tab/>- Añadir categoría.</text:span></text:p>
      <text:p text:style-name="P7"><text:span text:style-name="T20"><text:tab/><text:tab/>- Eliminar categoría.</text:span></text:p>
      <text:p text:style-name="P7"><text:span text:style-name="T21"/></text:p>
      <text:p text:style-name="P7"><text:span text:style-name="T22">Las tareas están divididas por prioridad, siendo + prioridad alta, - prioridad baja y . sin prioridad.</text:span></text:p>
      <text:p text:style-name="P7"><text:span text:style-name="T22">Aprobamos y afinamos el backlog con el visto bueno del product owner.</text:span></text:p>
      <text:p text:style-name="P7"><text:span text:style-name="T23"/></text:p>
      <text:p text:style-name="P7"><text:span text:style-name="T24">PRIMER SPRINT</text:span></text:p>
      <text:p text:style-name="P7"><text:span text:style-name="T25"/></text:p>
      <text:p text:style-name="P7"><text:span text:style-name="T26"><text:tab/>SPRINT BACKLOG</text:span></text:p>
      <text:p text:style-name="P7"><text:span text:style-name="T26"><text:tab/>Traemos la mayoría de las tareas prioritarias a este sprint<text:s text:c="2"/>sumando a la vez<text:s text:c="2"/>tareas importantes para la definición e inicialización del proyecto.</text:span></text:p>
      <text:p text:style-name="P7"><text:span text:style-name="T26"><text:tab/>USUARIOS</text:span></text:p>
      <text:p text:style-name="P7"><text:span text:style-name="T26"><text:tab/><text:tab/>+ Alta</text:span></text:p>
      <text:p text:style-name="P7"><text:span text:style-name="T26"><text:tab/><text:tab/><text:tab/>Tareas comunes al proyecto:</text:span></text:p>
      <text:p text:style-name="P7"><text:span text:style-name="T26"><text:tab/><text:tab/><text:tab/><text:tab/>Github(investigar y explicar sistema de trabajo).</text:span></text:p>
      <text:p text:style-name="P7"><text:span text:style-name="T26"><text:tab/><text:tab/><text:tab/><text:tab/>Investigar y definir BBDD.</text:span></text:p>
      <text:p text:style-name="P7"><text:span text:style-name="T26"><text:tab/><text:tab/><text:tab/><text:tab/>JIRA</text:span></text:p>
      <text:p text:style-name="P7"><text:span text:style-name="T26"><text:tab/><text:tab/><text:tab/><text:tab/>Crear BBDD.</text:span></text:p>
      <text:p text:style-name="P7"><text:span text:style-name="T26"><text:tab/><text:tab/><text:tab/><text:tab/>Crear Lector/Escritor.</text:span></text:p>
      <text:p text:style-name="P7"><text:span text:style-name="T26"><text:tab/><text:tab/><text:tab/><text:tab/>Factoría de conexiones.</text:span></text:p>
      <text:p text:style-name="P7"><text:span text:style-name="T26"><text:tab/><text:tab/><text:tab/><text:tab/>Estructura de paquetes.</text:span></text:p>
      <text:p text:style-name="P7"><text:span text:style-name="T26"><text:tab/><text:tab/><text:tab/>Tareas especificas del alta de usuarios:</text:span></text:p>
      <text:p text:style-name="P7"><text:span text:style-name="T26"><text:tab/><text:tab/><text:tab/><text:tab/>Clase Usuario</text:span></text:p>
      <text:p text:style-name="P7"><text:span text:style-name="T26"><text:tab/><text:tab/><text:tab/><text:tab/>Factoría usuario.</text:span></text:p>
      <text:p text:style-name="P7"><text:span text:style-name="T26"><text:tab/><text:tab/><text:tab/><text:tab/>DAOUsuarios + Interface</text:span></text:p>
      <text:p text:style-name="P7"><text:span text:style-name="T26"><text:tab/><text:tab/><text:tab/><text:tab/><text:tab/>addUser()</text:span></text:p>
      <text:p text:style-name="P7"><text:span text:style-name="T26"><text:tab/><text:tab/><text:tab/><text:tab/><text:tab/>addUser(Usuario)</text:span></text:p>
      <text:p text:style-name="P7"><text:span text:style-name="T26"><text:tab/><text:tab/><text:tab/><text:tab/>ServiciosUsuarios + Interface</text:span></text:p>
      <text:p text:style-name="P7"><text:span text:style-name="T26"><text:tab/><text:tab/><text:tab/><text:tab/><text:tab/>addUser()</text:span></text:p>
      <text:p text:style-name="P7"><text:span text:style-name="T26"><text:tab/><text:tab/><text:tab/><text:tab/><text:tab/>addUser(Usuario)</text:span></text:p>
      <text:p text:style-name="P7"><text:span text:style-name="T26"><text:tab/><text:tab/>+ Baja</text:span></text:p>
      <text:p text:style-name="P7"><text:span text:style-name="T26"><text:tab/><text:tab/><text:tab/><text:tab/>DAOUsuarios </text:span></text:p>
      <text:p text:style-name="P7"><text:span text:style-name="T26"><text:tab/><text:tab/><text:tab/><text:tab/><text:tab/>deleteUser()</text:span></text:p>
      <text:p text:style-name="P7"><text:span text:style-name="T26"><text:tab/><text:tab/><text:tab/><text:tab/><text:tab/>deleteUser(Usuario)</text:span></text:p>
      <text:p text:style-name="P7"><text:span text:style-name="T26"><text:tab/><text:tab/><text:tab/><text:tab/>ServiciosUsuarios</text:span></text:p>
      <text:p text:style-name="P7"><text:span text:style-name="T26"><text:tab/><text:tab/><text:tab/><text:tab/><text:tab/>deleteUser()</text:span></text:p>
      <text:p text:style-name="P7"><text:span text:style-name="T26"><text:tab/><text:tab/><text:tab/><text:tab/><text:tab/>deleteUser(Usuario)</text:span></text:p>
      <text:p text:style-name="P7"><text:span text:style-name="T26"><text:tab/><text:tab/><text:tab/></text:span></text:p>
      <text:p text:style-name="P7"><text:span text:style-name="T26"><text:tab/>PELICULAS</text:span></text:p>
      <text:p text:style-name="P7"><text:span text:style-name="T26"><text:tab/><text:tab/>+ Añadir</text:span></text:p>
      <text:p text:style-name="P7"><text:span text:style-name="T26"><text:tab/><text:tab/><text:tab/><text:tab/>Clase Película</text:span></text:p>
      <text:p text:style-name="P7"><text:span text:style-name="T26"><text:tab/><text:tab/><text:tab/><text:tab/>Factoría películas</text:span></text:p>
      <text:p text:style-name="P7"><text:span text:style-name="T26"><text:tab/><text:tab/><text:tab/><text:tab/>DAOPeliculas + Interface</text:span></text:p>
      <text:p text:style-name="P7"><text:span text:style-name="T26"><text:tab/><text:tab/><text:tab/><text:tab/><text:tab/>addMovie()</text:span></text:p>
      <text:p text:style-name="P7"><text:span text:style-name="T26"><text:tab/><text:tab/><text:tab/><text:tab/><text:tab/>addMovie(Película)</text:span></text:p>
      <text:p text:style-name="P7"><text:span text:style-name="T26"><text:tab/><text:tab/><text:tab/><text:tab/>ServiciosPeliculas + Interface</text:span></text:p>
      <text:p text:style-name="P7"><text:span text:style-name="T26"><text:tab/><text:tab/><text:tab/><text:tab/><text:tab/>addMovie()</text:span></text:p>
      <text:p text:style-name="P7"><text:span text:style-name="T26"><text:tab/><text:tab/><text:tab/><text:tab/><text:tab/>addMovie(Película) </text:span></text:p>
      <text:p text:style-name="P7"><text:span text:style-name="T26"><text:tab/><text:tab/><text:tab/><text:tab/>Crear fichero 25 películas</text:span></text:p>
      <text:p text:style-name="P7"><text:span text:style-name="T26"><text:tab/><text:tab/><text:tab/><text:tab/></text:span></text:p>
      <text:p text:style-name="P7"><text:span text:style-name="T27"/></text:p>
      <text:p text:style-name="P7"><text:span text:style-name="T28">En este sprint especificamos una serie de normas comunes a todas las tareas, mientras no se cumplan estas la tarea no estará finalizada.</text:span></text:p>
      <text:p text:style-name="P7"><text:span text:style-name="T28"><text:tab/>Normas:</text:span></text:p>
      <text:p text:style-name="P7"><text:span text:style-name="T28"><text:tab/><text:tab/>Comprobar calidad(paquetes en minúsculas, import *, ect)</text:span></text:p>
      <text:p text:style-name="P7"><text:span text:style-name="T28"><text:tab/><text:tab/>Encabezado Javadoc.(Completo para al menos una Clase por miembro del grupo)</text:span></text:p>
      <text:p text:style-name="P7"><text:span text:style-name="T28"><text:tab/><text:tab/>Uso del Logger.</text:span></text:p>
      <text:p text:style-name="P7"><text:span text:style-name="T28"><text:tab/><text:tab/>Excepciones</text:span></text:p>
      <text:p text:style-name="P7"><text:span text:style-name="T28"><text:tab/><text:tab/>Clase modelo con getter/setter, constructor y toString.</text:span></text:p>
      <text:p text:style-name="P7"><text:span text:style-name="T28"><text:tab/><text:tab/>Pruebas unitarias.</text:span></text:p>
      <text:p text:style-name="P7"><text:span text:style-name="T29"/></text:p>
      <text:p text:style-name="P7"><text:span text:style-name="T30"><text:tab/>DESARROLLO DEL SPRINT</text:span></text:p>
      <text:p text:style-name="P7"><text:span text:style-name="T31"/></text:p>
      <text:p text:style-name="P7"><text:span text:style-name="T32">En este sprint se reparten las tareas, empezando por las comunes al proyecto. En la primera reunión diaria analizamos el desarrollo de estas tareas y actuamos sobre los cuellos de botella y malos hábitos que paralizan el progreso de proyecto.</text:span></text:p>
      <text:p text:style-name="P7"><text:span text:style-name="T32">Al terminar el sprint hemos realizado todas las tareas comunes al proyecto pero pese a tener todo prácticamente terminado nos faltan detalles para poder dar por finalizadas las tareas. En esta reunión, viendo el desarrollo de este sprint, se establece un sistema de descanso y un sistema conjunto de ayuda y apoyo.</text:span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2"/></text:p>
      <text:p text:style-name="P7"><text:span text:style-name="T33"/></text:p>
      <text:p text:style-name="P7"><text:span text:style-name="T34">SEGUNDO SPRINT</text:span></text:p>
      <text:p text:style-name="P7"><text:span text:style-name="T35"/></text:p>
      <text:p text:style-name="P7"><text:span text:style-name="T36"><text:tab/>SPRINT BACKLOG</text:span></text:p>
      <text:p text:style-name="P7"><text:span text:style-name="T36"><text:tab/>En este sprint nuestro objetivo es eliminar los cuellos de botella y realizar alguna de las tareas que en este momento tienen una prioridad máxima como son las pruebas unitarias. </text:span></text:p>
      <text:p text:style-name="P7"><text:span text:style-name="T37"/></text:p>
      <text:p text:style-name="P7"><text:span text:style-name="T38"><text:tab/>USUARIOS</text:span></text:p>
      <text:p text:style-name="P7"><text:span text:style-name="T38"><text:tab/><text:tab/>+ Alta</text:span></text:p>
      <text:p text:style-name="P7"><text:span text:style-name="T38"><text:tab/><text:tab/><text:tab/>Tareas especificas del alta de usuarios:</text:span></text:p>
      <text:p text:style-name="P7"><text:span text:style-name="T38"><text:tab/><text:tab/><text:tab/><text:tab/>DAOUsuarios</text:span></text:p>
      <text:p text:style-name="P7"><text:span text:style-name="T38"><text:tab/><text:tab/><text:tab/><text:tab/><text:tab/>addUser()</text:span></text:p>
      <text:p text:style-name="P7"><text:span text:style-name="T38"><text:tab/><text:tab/><text:tab/><text:tab/><text:tab/>addUser(Usuario)</text:span></text:p>
      <text:p text:style-name="P7"><text:span text:style-name="T38"><text:tab/><text:tab/><text:tab/><text:tab/>ServiciosUsuarios</text:span></text:p>
      <text:p text:style-name="P7"><text:span text:style-name="T38"><text:tab/><text:tab/><text:tab/><text:tab/><text:tab/>addUser()</text:span></text:p>
      <text:p text:style-name="P7"><text:span text:style-name="T38"><text:tab/><text:tab/><text:tab/><text:tab/><text:tab/>addUser(Usuario)</text:span></text:p>
      <text:p text:style-name="P7"><text:span text:style-name="T38"><text:tab/><text:tab/><text:tab/><text:tab/>Pruebas unitarias:</text:span></text:p>
      <text:p text:style-name="P7"><text:span text:style-name="T38"><text:tab/><text:tab/><text:tab/><text:tab/><text:tab/>deleteUserTest(user) <text:tab/><text:tab/><text:tab/></text:span></text:p>
      <text:p text:style-name="P7"><text:span text:style-name="T38"><text:tab/><text:tab/><text:tab/><text:tab/><text:tab/><text:tab/>Comprueba que el DAO elimina usuarios</text:span></text:p>
      <text:p text:style-name="P7"><text:span text:style-name="T38"><text:tab/><text:tab/><text:tab/><text:tab/><text:tab/>repeatUserTest(user)</text:span></text:p>
      <text:p text:style-name="P7"><text:span text:style-name="T38"><text:tab/><text:tab/><text:tab/><text:tab/><text:tab/><text:tab/>Comprueba que la Factoría no genera usuarios repetidos</text:span></text:p>
      <text:p text:style-name="P7"><text:span text:style-name="T38"><text:tab/><text:tab/>+ Baja</text:span></text:p>
      <text:p text:style-name="P7"><text:span text:style-name="T38"><text:tab/><text:tab/><text:tab/><text:tab/>DAOUsuarios </text:span></text:p>
      <text:p text:style-name="P7"><text:span text:style-name="T38"><text:tab/><text:tab/><text:tab/><text:tab/><text:tab/>deleteUser()</text:span></text:p>
      <text:p text:style-name="P7"><text:span text:style-name="T38"><text:tab/><text:tab/><text:tab/><text:tab/><text:tab/>deleteUser(Usuario)</text:span></text:p>
      <text:p text:style-name="P7"><text:span text:style-name="T38"><text:tab/><text:tab/><text:tab/><text:tab/>ServiciosUsuarios</text:span></text:p>
      <text:p text:style-name="P7"><text:span text:style-name="T38"><text:tab/><text:tab/><text:tab/><text:tab/><text:tab/>deleteUser()</text:span></text:p>
      <text:p text:style-name="P7"><text:span text:style-name="T38"><text:tab/><text:tab/><text:tab/><text:tab/><text:tab/>deleteUser(Usuario)</text:span></text:p>
      <text:p text:style-name="P7"><text:span text:style-name="T38"><text:tab/><text:tab/>+ Listar películas usuario</text:span></text:p>
      <text:p text:style-name="P7"><text:span text:style-name="T38"><text:tab/><text:tab/><text:tab/><text:tab/>DAOUsuarios : availableMovies(user)</text:span></text:p>
      <text:p text:style-name="P7"><text:span text:style-name="T38"><text:tab/><text:tab/><text:tab/><text:tab/>ServiciosUsuarios : availableMovies(user)</text:span></text:p>
      <text:p text:style-name="P7"><text:span text:style-name="T38"><text:tab/><text:tab/>- Listar usuarios</text:span></text:p>
      <text:p text:style-name="P7"><text:span text:style-name="T38"><text:tab/><text:tab/><text:tab/><text:tab/>DAOUsuarios : listUsers()</text:span></text:p>
      <text:p text:style-name="P7"><text:span text:style-name="T38"><text:tab/><text:tab/><text:tab/><text:tab/>ServiciosUsuarios : listUsers()</text:span></text:p>
      <text:p text:style-name="P7"><text:span text:style-name="T38"><text:tab/><text:tab/>- Películas no vistas</text:span></text:p>
      <text:p text:style-name="P7"><text:span text:style-name="T38"><text:tab/><text:tab/><text:tab/><text:tab/>DAOUsuarios : listNotViewedM(Usuario)</text:span></text:p>
      <text:p text:style-name="P7"><text:span text:style-name="T38"><text:tab/><text:tab/><text:tab/><text:tab/>ServiciosUsuarios : listNotViewedM(Usuario)</text:span></text:p>
      <text:p text:style-name="P7"><text:span text:style-name="T38"><text:tab/></text:span></text:p>
      <text:p text:style-name="P7"><text:span text:style-name="T38">PELICULAS</text:span></text:p>
      <text:p text:style-name="P7"><text:span text:style-name="T38"><text:tab/><text:tab/>+ Añadir</text:span></text:p>
      <text:p text:style-name="P7"><text:span text:style-name="T38"><text:tab/><text:tab/><text:tab/><text:tab/>DAOPeliculas </text:span></text:p>
      <text:p text:style-name="P7"><text:span text:style-name="T38"><text:tab/><text:tab/><text:tab/><text:tab/><text:tab/>addMovie()</text:span></text:p>
      <text:p text:style-name="P7"><text:span text:style-name="T38"><text:tab/><text:tab/><text:tab/><text:tab/><text:tab/>addMovie(Película)</text:span></text:p>
      <text:p text:style-name="P7"><text:span text:style-name="T38"><text:tab/><text:tab/><text:tab/><text:tab/>ServiciosPeliculas</text:span></text:p>
      <text:p text:style-name="P7"><text:span text:style-name="T38"><text:tab/><text:tab/><text:tab/><text:tab/><text:tab/>addMovie()</text:span></text:p>
      <text:p text:style-name="P7"><text:span text:style-name="T38"><text:tab/><text:tab/><text:tab/><text:tab/><text:tab/>addMovie(Película) </text:span></text:p>
      <text:p text:style-name="P7"><text:span text:style-name="T38"><text:tab/><text:tab/>+ Listar todas las películas.</text:span></text:p>
      <text:p text:style-name="P7"><text:span text:style-name="T38"><text:tab/><text:tab/><text:tab/><text:tab/>DAOPeliculas </text:span></text:p>
      <text:p text:style-name="P7"><text:span text:style-name="T38"><text:tab/><text:tab/><text:tab/><text:tab/><text:tab/>listMovies()</text:span></text:p>
      <text:p text:style-name="P7"><text:span text:style-name="T38"><text:tab/><text:tab/><text:tab/><text:tab/>ServiciosPeliculas</text:span></text:p>
      <text:p text:style-name="P7"><text:span text:style-name="T38"><text:tab/><text:tab/><text:tab/><text:tab/><text:tab/>listMovies()</text:span></text:p>
      <text:p text:style-name="P7"><text:span text:style-name="T39"/></text:p>
      <text:p text:style-name="P7"><text:span text:style-name="T40"><text:tab/>DESARROLLO DEL SPRINT</text:span></text:p>
      <text:p text:style-name="P7"><text:span text:style-name="T40"><text:tab/>En este sprint realizamos las pruebas unitarias y finalizamos<text:s text:c="2"/>las tareas pendientes del sprint anterior.</text:span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1"/></text:p>
      <text:p text:style-name="P7"><text:span text:style-name="T42">ARQUITECTURA Y PROCESOS</text:span></text:p>
      <text:p text:style-name="P7"><text:span text:style-name="T43"/></text:p>
      <text:p text:style-name="P7"><text:span text:style-name="T44">ESTRUCTURA</text:span></text:p>
      <text:p text:style-name="P7"><text:span text:style-name="T44">El proyecto consta de las siguientes capas o paquetes:</text:span></text:p>
      <text:p text:style-name="P7"><text:span text:style-name="T44"><text:tab/>Control: La capa principal, une todas las demás.</text:span></text:p>
      <text:p text:style-name="P7"><text:span text:style-name="T44"><text:tab/>Modelo: Incluye las clases principales sobre las que se trabajara en este proyecto. </text:span></text:p>
      <text:p text:style-name="P7"><text:span text:style-name="T44"><text:tab/>DAO: Se encarga unicamente de la comunicación con las BBDD.</text:span></text:p>
      <text:p text:style-name="P7"><text:span text:style-name="T44"><text:tab/>Servicios: Procesa toda la información que se enviá ose recibe de la base de datos</text:span></text:p>
      <text:p text:style-name="P7"><text:span text:style-name="T44"><text:tab/>Utilidades: Utilidades varias para la ayuda a las diferentes capas del proyecto.</text:span></text:p>
      <text:p text:style-name="P7"><text:span text:style-name="T44"><text:tab/>GUI: Interfaz que interactuá con el usuario.</text:span></text:p>
      <text:p text:style-name="P7"><text:span text:style-name="T44"><text:tab/>Excepciones: Incluye excepciones propias de este proyecto.</text:span></text:p>
      <text:p text:style-name="P7"><text:span text:style-name="T45">CAPA MODELO</text:span></text:p>
      <text:p text:style-name="P7"><text:span text:style-name="T46"><text:tab/>CLASE PELICULAS</text:span></text:p>
      <text:p text:style-name="P7"><text:span text:style-name="T46"><text:tab/>Incluye los principales atributos de las películas. Puede generar un identificador único mediante <text:tab/>hashcode utilizando como elemento únicos de la clase el nombre, año de estreno y la categoría <text:tab/>(suponemos que una película solo existe en una categoria). </text:span></text:p>
      <text:p text:style-name="P7"><text:span text:style-name="T47">CAPA SERVICIOS</text:span></text:p>
      <text:p text:style-name="P7"><text:span text:style-name="T48"><text:tab/>CLASE SERVICIOSPELICULAS</text:span></text:p>
      <text:p text:style-name="P7"><text:span text:style-name="T48"><text:tab/>Contiene diferentes métodos con el objetivo de procesar la información que se envia o se recibe de <text:tab/>la BBDD. Metodos:</text:span></text:p>
      <text:p text:style-name="P7"><text:span text:style-name="T48"><text:tab/>&gt;addMovie() y addMovie(Pelicula) : El primero pide información sobre la película que se quiere <text:tab/>añadir y aprovechándose de la factoría crea un objeto película con esos atributos. El segundo <text:tab/><text:tab/>comprueba si la película esta repetida y si es así lanza una excepción para que se vuelvan a pedir los <text:tab/>datos, finalmente manda el objeto a la capa DAOPeliculas para que la suba a la BBDD.</text:span></text:p>
      <text:p text:style-name="P7"><text:span text:style-name="T48"><text:tab/>&gt;deleteMovie() y deleteMovie(Pelicula) : El primero pide información sobre la película que se quiere <text:tab/>eliminar y aprovechándose de la factoría crea un objeto película con esos atributos. Puede <text:tab/>eliminarse a través del identificador único de la película (isbn) o mediante los atributos básicos <text:tab/>nombre , año y categoría. El segundo comprueba si la película existe en la BBDD y si no existe <text:tab/>lanza una excepción para que se vuelvan a pedir los datos, finalmente manda el objeto a la capa <text:tab/>DAOPeliculas para que se elimine de la BBDD.</text:span></text:p>
      <text:p text:style-name="P7"><text:span text:style-name="T48"><text:tab/>&gt;listMovies() Obtiene todas las películas de la capa DAOPeliculas y las manda imprimir.</text:span></text:p>
      <text:p text:style-name="P7"><text:span text:style-name="T48"><text:tab/>&gt;insertListMovies() Procesa la información de un archivo txt, crea objetos película y utiliza el <text:tab/>método addMovie(pelicula) para añadirla a la BBDD. Si la película ya existe en la BBDD enviá <text:tab/>excepciones y avisos</text:span></text:p>
      <text:p text:style-name="P7"><text:span text:style-name="T48"><text:tab/>&gt;filterMovie() Filtra películas por rango de año y palabra clave, para ello pide y procesa datos. <text:tab/>También muestras el top 5 de las películas mas vista o valoradas. Finalmente hace la petición a <text:tab/>DAOPeluclas y manda a imprimir los resultados.</text:span></text:p>
      <text:p text:style-name="P7"><text:span text:style-name="T48"><text:tab/>&gt;printLists() A partir de un ResultSet , crea objetos película y los imprime por pantalla.</text:span></text:p>
      <text:p text:style-name="P7"><text:span text:style-name="T48"><text:tab/>&gt;movieValueGui() Obtiene los principales atributos de una película y se los pasa a la función que llama al método.</text:span></text:p>
      <text:p text:style-name="P7"><text:span text:style-name="T48"/></text:p>
      <text:p text:style-name="P7"><text:span text:style-name="T49"><text:tab/>CLASE SERVICIOSUSUARIOS</text:span></text:p>
      <text:p text:style-name="P7"><text:span text:style-name="T49"><text:tab/></text:span><text:span text:style-name="T50">&gt;<text:s/></text:span><text:span text:style-name="T51">addUser()<text:s/></text:span><text:span text:style-name="T52">y<text:s/></text:span><text:span text:style-name="T53">addUser(Usuario user</text:span><text:span text:style-name="T54">)</text:span></text:p>
      <text:p text:style-name="P7"><text:span text:style-name="T54"><text:tab/>Métodos para añadir nuevos usuarios. En el addUser() se solicitan los datos necesarios para el registro de un usuario (nombre, fecha de nacimiento, ciudad y modalidad de suscripción). Llamando a la función factoriaUser(...), se introducen los datos recogidos y se genera un nuevo objeto de tipo Usuario. A continuación, el objeto es recogido por el método addUser(user) y se añade a la base de datos, tras descartar la presencia de un usuario con los mismos datos en la base de datos.</text:span></text:p>
      <text:p text:style-name="P7"><text:span text:style-name="T54"><text:tab/>&gt; deteleUser() y deteleUser(Usuario user)</text:span></text:p>
      <text:p text:style-name="P7"><text:span text:style-name="T54"><text:tab/>Métodos para eliminar usuarios de la base de datos. En deleUser() se solicitan los datos necesarios para localizar el usuario que se desea eliminar de la base de datos (nombre y fecha de nacimiento). Llamando a la función factoriaUser(...), se introducen los datos recogidos y se genera un nuevo objeto de tipo Usuario. A continuación, el objeto es recogido por el método deleteUser(user) y elimina de la base de datos, tras comprobar que el usuario existe en la base de datos.</text:span></text:p>
      <text:p text:style-name="P7"><text:span text:style-name="T54"><text:tab/>&gt;checkRepeat(ResultSet rs)</text:span></text:p>
      <text:p text:style-name="P7"><text:span text:style-name="T54"><text:tab/>Método boolean que recoge un ResultSet procedente de la clase DAOUsers. Su función es comprobar si existe un usuario que responda a los datos recogidos en los métodos de la clase ServiciosUsuarios citados anteriormente. Devuelve un TRUE en caso afirmativo.</text:span></text:p>
      <text:p text:style-name="P7"><text:span text:style-name="T54"><text:tab/>&gt;listUsers()</text:span></text:p>
      <text:p text:style-name="P7"><text:span text:style-name="T54"><text:tab/>Método con el que se imprimen los nombres de todos los usuarios registrados en la base de datos.</text:span></text:p>
      <text:p text:style-name="P7"><text:span text:style-name="T54"><text:tab/>&gt;availableMovies() y availableMovies(Usuario user)</text:span></text:p>
      <text:p text:style-name="P7"><text:span text:style-name="T54"><text:tab/>Métodos con los que se obtiene la lista de películas a la que tiene acceso un usuario en concreto. En el primero, availableMovies() se solicitan los datos del usuario que se desea consultar y posteriormente, con el método availableMovies(Usuario user) se imprimen las películas a las que tiene acceso en función de la modalidad a la que esté suscrito.</text:span><text:span text:style-name="T55"/></text:p>
      <text:p text:style-name="P7"><text:span text:style-name="T56"><text:tab/></text:span><text:span text:style-name="T57">public</text:span><text:span text:style-name="T58"><text:s/></text:span><text:span text:style-name="T59">void</text:span><text:span text:style-name="T60"><text:s/>listNotViewed();</text:span><text:span text:style-name="T61"/></text:p>
      <text:p text:style-name="P7"><text:span text:style-name="T62"/></text:p>
      <text:p text:style-name="P7"><text:span text:style-name="T63"/></text:p>
      <text:p text:style-name="P7"><text:span text:style-name="T63"/></text:p>
      <text:p text:style-name="P7"><text:span text:style-name="T64">CAPA UTILIDADES</text:span></text:p>
      <text:p text:style-name="P7"><text:span text:style-name="T64"><text:tab/>CLASE FACTORIA</text:span></text:p>
      <text:p text:style-name="P8"><text:span text:style-name="T65"><text:tab/></text:span><text:span text:style-name="T66">&gt;<text:s/></text:span><text:span text:style-name="T67">factoriaUser(String name, Date birth)</text:span><text:span text:style-name="T68">,</text:span></text:p>
      <text:p text:style-name="P8"><text:span text:style-name="T68"><text:tab/><text:s text:c="5"/></text:span><text:span text:style-name="T69">factoriaUser(String name, Date birth, String city, int plan)</text:span><text:span text:style-name="T70">,</text:span><text:span text:style-name="T71"/></text:p>
      <text:p text:style-name="P8"><text:span text:style-name="T72"><text:tab/><text:s text:c="5"/></text:span><text:span text:style-name="T73">factoriaUser(String name, Date birth, String city, int plan, int user_id)</text:span><text:span text:style-name="T74"><text:s/>y</text:span><text:span text:style-name="T75"/></text:p>
      <text:p text:style-name="P8"><text:span text:style-name="T76"><text:tab/>Métodos que devuelven un objeto de tipo usuario con los atributos introducidos en cada caso.</text:span></text:p>
      <text:p text:style-name="P9"><text:span text:style-name="T76"><text:tab/>&gt;<text:s/></text:span><text:span text:style-name="T77">factoriaPelicula(String name, int year, String genre, int views, double rating)</text:span></text:p>
      <text:p text:style-name="P9"><text:span text:style-name="T78"><text:tab/><text:s text:c="3"/></text:span><text:span text:style-name="T79">factoriaPelicula(String name, int year, String genre, int views, double rating, int isbn)</text:span></text:p>
      <text:p text:style-name="P9"><text:span text:style-name="T80"><text:tab/>En este caso, devuelven un objeto de tipo película con los atributos introducidos en cada caso.</text:span><text:span text:style-name="T81"><text:tab/></text:span><text:span text:style-name="T82"/></text:p>
      <text:p text:style-name="P10"><text:span text:style-name="T83"/></text:p>
      <text:p text:style-name="P11"><text:span text:style-name="T84"/></text:p>
      <text:p text:style-name="P11"><text:span text:style-name="T84"/></text:p>
      <text:p text:style-name="P11"><text:span text:style-name="T84"/></text:p>
      <text:p text:style-name="P11"><text:span text:style-name="T85">CAPA DAO</text:span></text:p>
      <text:p text:style-name="P11"><text:span text:style-name="T86"><text:tab/>CLASE DAOPELICULAS</text:span></text:p>
      <text:p text:style-name="P11"><text:span text:style-name="T86"><text:tab/>&gt;addMovie() A partir de un objeto película lo añade a la BBDD.</text:span></text:p>
      <text:p text:style-name="P11"><text:span text:style-name="T86"><text:tab/>&gt;isbnList(isbn) Recibe un ISBN y genera un ResultSet con las peliculas que tengan ese ISBN.</text:span></text:p>
      <text:p text:style-name="P11"><text:span text:style-name="T86"><text:tab/>&gt;deleteMovie()<text:s text:c="2"/>A<text:s text:c="2"/>partir de un objeto película lo borra de la BBDD.</text:span></text:p>
      <text:p text:style-name="P11"><text:span text:style-name="T86"><text:tab/>&gt;filterMovie(name) ,<text:s text:c="2"/>filterMovie(year1,year2) y filterMovie(name,top): Devuelve un ResulSet que <text:tab/>cumplen<text:s text:c="2"/>respectivamente que el nombre de la película tiene los caracteres que se le imputan, que <text:tab/>esta en el rango de años que se le imputan o los primeros resultados de una columna. </text:span></text:p>
      <text:p text:style-name="P12"><text:span text:style-name="T86"><text:tab/>&gt;updateQuery(query) A través de la clase conexión lanza un Update a la base de datos con el query <text:tab/>que se le impute, devuelve un ResultSet.</text:span><text:span text:style-name="T87">(no debria ir aqui)</text:span></text:p>
      <text:p text:style-name="P12"><text:span text:style-name="T87"/></text:p>
      <text:p text:style-name="P12"><text:span text:style-name="T87"/></text:p>
      <text:p text:style-name="P12"><text:span text:style-name="T87"/></text:p>
      <text:p text:style-name="P12"><text:span text:style-name="T87"/></text:p>
      <text:p text:style-name="P12"><text:span text:style-name="T87"/></text:p>
      <text:p text:style-name="P12"><text:span text:style-name="T87"/></text:p>
      <text:p text:style-name="P12"><text:span text:style-name="T87"/></text:p>
      <text:p text:style-name="P12"><text:span text:style-name="T87"/></text:p>
      <text:p text:style-name="P12"><text:span text:style-name="T87"/></text:p>
      <text:p text:style-name="P12"><text:span text:style-name="T87"/></text:p>
      <text:p text:style-name="P12"><text:span text:style-name="T87"/></text:p>
      <text:p text:style-name="P12"><text:span text:style-name="T8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